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start" fo:text-indent="0in"/>
      <style:text-properties style:font-name-complex="Calibr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fo:text-align="start" fo:text-indent="0in"/>
    </style:style>
    <style:style style:name="T3" style:parent-style-name="DefaultParagraphFont" style:family="text">
      <style:text-properties style:font-name-complex="Calibri" fo:font-size="12pt" style:font-size-asian="12pt" style:font-size-complex="12pt" fo:language="en" fo:country="US"/>
    </style:style>
    <style:style style:name="T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6" style:parent-style-name="CommentText" style:family="paragraph">
      <style:paragraph-properties fo:text-align="start" fo:text-indent="0in"/>
    </style:style>
    <style:style style:name="P7" style:parent-style-name="CommentText" style:family="paragraph">
      <style:paragraph-properties fo:text-align="start" fo:text-indent="0in"/>
    </style:style>
    <style:style style:name="T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0" style:parent-style-name="CommentText" style:family="paragraph">
      <style:paragraph-properties fo:text-align="start" fo:text-indent="0in"/>
    </style:style>
    <style:style style:name="T11" style:parent-style-name="CommentReference" style:family="text">
      <style:text-properties style:font-name="Calibri" style:font-name-complex="Calibri" fo:font-size="12pt" style:font-size-asian="12pt" style:font-size-complex="12pt"/>
    </style:style>
    <style:style style:name="T1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20" style:parent-style-name="CommentText" style:family="paragraph">
      <style:paragraph-properties fo:text-align="start" fo:text-indent="0in"/>
    </style:style>
    <style:style style:name="T2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0" style:parent-style-name="Normal" style:family="paragraph">
      <style:paragraph-properties fo:text-indent="0in"/>
      <style:text-properties fo:language="en" fo:country="US"/>
    </style:style>
  </office:automatic-styles>
  <office:body>
    <office:text text:use-soft-page-breaks="true">
      <text:p text:style-name="P1">EEG Recording and Analysis</text:p>
      <text:p text:style-name="P2"><text:span text:style-name="T3">For each group (withPCS and withoutPCS), 5 minutes of resting state with eyes open (EO_RS) and 5 minutes of resting state with eyes closed (EC_RS) were recorded using high-density<text:s/></text:span><text:span text:style-name="T4">EEG.</text:span><text:span text:style-name="T5"><office:annotation office:name="0" xml:id="202355802"><dc:creator>Janka Hauffe</dc:creator><dc:date>2024-09-02T10:07:00</dc:date><meta:creator-initials>JH</meta:creator-initials><text:p text:style-name="P6">EEG signals were collected using the 128-channel actiCap System (Brain Products GmbH, Munich, Germany) with electrodes positioned in an equidistant layout, with a sampling rate of 500 Hz and amplitude resolution of 0.1 µV.</text:p></office:annotation><office:annotation office:name="1" xml:id="577194487"><dc:creator>Janka Hauffe</dc:creator><dc:date>2024-09-02T10:12:00</dc:date><meta:creator-initials>JH</meta:creator-initials><text:p text:style-name="P7">As alternative</text:p></office:annotation><text:s/>EEG<text:s/></text:span><text:span text:style-name="CommentReference"><office:annotation-end office:name="0"/></text:span><text:span text:style-name="CommentReference"><office:annotation-end office:name="1"/></text:span><text:span text:style-name="T8">signals were collected using the 128-channel actiCap System (Brain<text:s/></text:span><text:span text:style-name="T9"><office:annotation office:name="2" xml:id="1377188618"><dc:creator>Janka Hauffe</dc:creator><dc:date>2024-09-02T09:49:00</dc:date><meta:creator-initials>JH</meta:creator-initials><text:p text:style-name="P10">Brain vision brain products GmbH hat Lina geschrieben</text:p></office:annotation>Products</text:span><text:span text:style-name="T11"><office:annotation-end office:name="2"/></text:span><text:span text:style-name="T12"><text:s/></text:span><text:span text:style-name="T13">GmbH, Munich, Germany) with electrodes positioned<text:s/></text:span><text:span text:style-name="T14">in an<text:s/></text:span><text:span text:style-name="T15">equidistant layout</text:span><text:span text:style-name="T16">. The sampling rate was 500 Hz with an amplitude resolution of 0.1 µV. Electrode impedances were maintained below 20 k</text:span><text:span text:style-name="T17">Ω</text:span><text:span text:style-name="T18"><text:s/>(</text:span><text:span text:style-name="T19"><office:annotation office:name="3" xml:id="823648946"><dc:creator>Janka Hauffe</dc:creator><dc:date>2024-09-02T10:15:00</dc:date><meta:creator-initials>JH</meta:creator-initials><text:p text:style-name="P20">Or delete?</text:p></office:annotation>to ensure optim</text:span><text:span text:style-name="T21">al signal quality</text:span><text:span text:style-name="CommentReference"><office:annotation-end office:name="3"/></text:span><text:span text:style-name="T22">)</text:span><text:span text:style-name="T23">.</text:span><text:span text:style-name="T24"><text:s/></text:span><text:span text:style-name="T25">EOG activity was recorded using two dedicated EOG electrodes, placed below each eye. A reference electrode was positioned on the nose.<text:s/></text:span><text:span text:style-name="T26">A ground electrode was used to stabilize the recordings. Impedances for both the reference and ground electrode were kept below 5<text:s/></text:span><text:span text:style-name="T27">k</text:span><text:span text:style-name="T28">Ω</text:span><text:span text:style-name="T29">.</text:span></text:p>
      <text:p text:style-name="P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alibri" style:font-name-asian="Calibri" style:font-name-complex="Times New Roman" fo:font-weight="bold" style:font-weight-asian="bold" style:font-weight-complex="bold" style:letter-kerning="tru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9-02T07:38:00Z</meta:creation-date>
    <dc:date>2024-09-02T08:21:00Z</dc:date>
    <meta:template xlink:href="Normal.dotm" xlink:type="simple"/>
    <meta:editing-cycles>2</meta:editing-cycles>
    <meta:editing-duration>PT0S</meta:editing-duration>
    <meta:user-defined meta:name="GrammarlyDocumentId">afae437f-5ff5-4867-b5c5-93aa767fa7f7</meta:user-defined>
    <meta:document-statistic meta:page-count="1" meta:paragraph-count="2" meta:word-count="123" meta:character-count="794" meta:row-count="10" meta:non-whitespace-character-count="673"/>
  </office:meta>
</office:document-meta>
</file>